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 </text:p>
          </table:table-cell>
          <table:table-cell office:value-type="string" calcext:value-type="string">
            <text:p>rental_count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Model 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Model 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Model X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ercedes-Benz</text:p>
          </table:table-cell>
          <table:table-cell office:value-type="string" calcext:value-type="string">
            <text:p>C-Clas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3 Serie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Grand Carava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ercedes-Benz</text:p>
          </table:table-cell>
          <table:table-cell office:value-type="string" calcext:value-type="string">
            <text:p>E-Clas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Odysse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Altim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Sienn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Vers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Jett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serati</text:p>
          </table:table-cell>
          <table:table-cell office:value-type="string" calcext:value-type="string">
            <text:p>Ghibl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Rog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Yar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4 Seri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Elantr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Slingsho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hallenge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-1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Sentr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rsche</text:p>
          </table:table-cell>
          <table:table-cell office:value-type="string" calcext:value-type="string">
            <text:p>Boxst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rsche</text:p>
          </table:table-cell>
          <table:table-cell office:value-type="float" office:value="911" calcext:value-type="float">
            <text:p>9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Outback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5 Seri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X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eep</text:p>
          </table:table-cell>
          <table:table-cell office:value-type="string" calcext:value-type="string">
            <text:p>Wrangler Unlimit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usio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Sou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F-TYP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Range Rover Spor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i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Optim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CR-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4Runn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uburb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ruze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Hoja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9': 'CT', <text:s text:c="3"/># Connecti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54': 'WV', <text:s text:c="2"/># West Virginia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</table:table-row>
        <table:table-row table:style-name="ro1">
          <table:table-cell office:value-type="string" calcext:value-type="string">
            <text:p><text:s text:c="4"/>'16': 'ID', <text:s text:c="2"/># Idaho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<text:s text:c="4"/>'11': 'DC', <text:s text:c="2"/># District of Columbia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</table:table-row>
        <table:table-row table:style-name="ro1">
          <table:table-cell office:value-type="string" calcext:value-type="string">
            <text:p><text:s text:c="4"/>'20': 'KS', <text:s text:c="2"/># Kansas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<text:s text:c="4"/>'50': 'VT', <text:s text:c="2"/># Vermont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 office:value-type="string" calcext:value-type="string">
            <text:p><text:s text:c="4"/>'51': 'VA', <text:s text:c="2"/># Virginia</text:p>
          </table:table-cell>
          <table:table-cell table:number-columns-repeated="2"/>
          <table:table-cell office:value-type="string" calcext:value-type="string">
            <text:p>AI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<text:s text:c="4"/>'42': 'PA', <text:s text:c="2"/># Pennsylvania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</table:table-row>
        <table:table-row table:style-name="ro1">
          <table:table-cell office:value-type="string" calcext:value-type="string">
            <text:p><text:s text:c="4"/>'22': 'LA', <text:s text:c="2"/># Louisiana</text:p>
          </table:table-cell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</table:table-row>
        <table:table-row table:style-name="ro1">
          <table:table-cell office:value-type="string" calcext:value-type="string">
            <text:p><text:s text:c="4"/>'40': 'OK', <text:s text:c="2"/># Oklahoma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<text:s text:c="4"/>'78': 'VI', <text:s text:c="2"/># Virgin Islands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</table:table-row>
        <table:table-row table:style-name="ro1">
          <table:table-cell office:value-type="string" calcext:value-type="string">
            <text:p><text:s text:c="4"/>'55': 'WI', <text:s text:c="2"/># Wiscon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6': 'NY', <text:s text:c="2"/># New Y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5': 'MA', <text:s text:c="2"/># Massachuset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53': 'WA', <text:s text:c="2"/># Washing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7': 'NC', <text:s text:c="2"/># North Caro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8': 'IN', <text:s text:c="2"/># Ind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9': 'MO', <text:s text:c="2"/># Missou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9': 'OH', <text:s text:c="2"/># Oh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4': 'RI', <text:s text:c="2"/># Rhode Is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5': 'AR', <text:s text:c="3"/># Arkan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4': 'MD', <text:s text:c="2"/># Mary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7': 'TN', <text:s text:c="2"/># Tenness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': 'AZ', <text:s text:c="3"/># Ariz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8': 'TX', <text:s text:c="2"/># Tex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1': 'OR', <text:s text:c="2"/># Ore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60': 'AS', <text:s text:c="2"/># American Sam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3': 'GA', <text:s text:c="2"/># Geo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1': 'KY', <text:s text:c="2"/># Kentuc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6': 'SD', <text:s text:c="2"/># South Dak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': 'AL', <text:s text:c="3"/># Alab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2': 'FL', <text:s text:c="2"/># Flor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6': 'MI', <text:s text:c="2"/># Michig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56': 'WY', <text:s text:c="2"/># Wyo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69': 'MP', <text:s text:c="2"/># Northern Mariana Isl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6': 'CA', <text:s text:c="3"/># Califor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8': 'MS', <text:s text:c="2"/># Mississip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2': 'NV', <text:s text:c="2"/># Nev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7': 'IL', <text:s text:c="2"/># Illino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5': 'SC', <text:s text:c="2"/># South Caro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0': 'MT', <text:s text:c="2"/># Mont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66': 'GU', <text:s text:c="2"/># Gu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0': 'DE', <text:s text:c="2"/># Dela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3': 'ME', <text:s text:c="2"/># Ma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8': 'CO', <text:s text:c="3"/># Colo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5': 'HI', <text:s text:c="2"/># Hawa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4': 'NJ', <text:s text:c="2"/># New Jers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19': 'IA', <text:s text:c="2"/># Iow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': 'AK', <text:s text:c="3"/># Alas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5': 'NM', <text:s text:c="2"/># New Mex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1': 'NE', <text:s text:c="2"/># Nebras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27': 'MN', <text:s text:c="2"/># Minnes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72': 'PR', <text:s text:c="2"/># Puerto 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8': 'ND', <text:s text:c="2"/># North Dak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33': 'NH', <text:s text:c="2"/># New Hampsh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'49': 'UT' <text:s text:c="3"/># Uta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25:15.333706316</meta:creation-date>
    <dc:date>2025-01-06T13:19:33.618655999</dc:date>
    <meta:editing-duration>PT6M22S</meta:editing-duration>
    <meta:editing-cycles>2</meta:editing-cycles>
    <meta:generator>LibreOffice/7.3.7.2$Linux_X86_64 LibreOffice_project/30$Build-2</meta:generator>
    <meta:document-statistic meta:table-count="2" meta:cell-count="229" meta:object-count="0"/>
  </office:meta>
</office:document-meta>
</file>